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lucida grande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ave you seen my anger<text:line-break/>it´s faster than the light<text:line-break/>have you felt my revenge<text:line-break/>it´s impossible to fight<text:line-break/><text:line-break/>why are you shivering<text:line-break/>is it cold inside of you?<text:line-break/>no use in crying<text:line-break/>don´t care what you do<text:line-break/><text:line-break/>don´t want to see<text:line-break/>what you have become<text:line-break/>don´t want to know<text:line-break/>it´s better if you run<text:line-break/><text:line-break/>leave me now<text:line-break/>i will not follow you<text:line-break/>no use in lying<text:line-break/>don´t care how you do<text:line-break/><text:line-break/>you´re dead inside<text:line-break/>nothing left to do<text:line-break/>take down this mask<text:line-break/>i´m looking through 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Rosenberger</meta:initial-creator>
    <meta:creation-date>2012-05-08T13:02:20</meta:creation-date>
    <dc:date>2012-05-08T13:28:43</dc:date>
    <dc:creator>Andreas Rosenberger</dc:creator>
    <meta:editing-duration>PT8M47S</meta:editing-duration>
    <meta:editing-cycles>1</meta:editing-cycles>
    <meta:generator>LibreOffice/3.5$Linux_x86 LibreOffice_project/350m1$Build-202</meta:generator>
    <meta:document-statistic meta:table-count="0" meta:image-count="0" meta:object-count="0" meta:page-count="1" meta:paragraph-count="1" meta:word-count="87" meta:character-count="427" meta:non-whitespace-character-count="337"/>
  </office:meta>
</office:document-meta>
</file>